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InvoiceNovemberCreekPen" style:family="table">
      <style:table-properties style:width="6in" table:align="left"/>
    </style:style>
    <style:style style:name="InvoiceNovemberCreekPen.A" style:family="table-column">
      <style:table-column-properties style:column-width="2in"/>
    </style:style>
    <style:style style:name="InvoiceNovemberCreekPen.B" style:family="table-column">
      <style:table-column-properties style:column-width="1.8125in"/>
    </style:style>
    <style:style style:name="InvoiceNovemberCreekPen.C" style:family="table-column">
      <style:table-column-properties style:column-width="1in"/>
    </style:style>
    <style:style style:name="InvoiceNovemberCreekPen.D" style:family="table-column">
      <style:table-column-properties style:column-width="1.1875in"/>
    </style:style>
    <style:style style:name="InvoiceNovemberCreekPen.A1" style:family="table-cell">
      <style:table-cell-properties fo:padding="0in" fo:border="none" style:writing-mode="page"/>
    </style:style>
    <style:style style:name="InvoiceNovemberCreekPen.6" style:family="table-row">
      <style:table-row-properties style:min-row-height="0.225in"/>
    </style:style>
    <style:style style:name="InvoiceNovemberCreekPen.7" style:family="table-row">
      <style:table-row-properties style:min-row-height="0.3472in"/>
    </style:style>
    <style:style style:name="P1" style:family="paragraph" style:parent-style-name="Table_20_Contents">
      <style:text-properties fo:color="#55308d" loext:opacity="100%" fo:font-size="16pt" fo:font-style="normal" style:text-underline-style="none" fo:font-weight="bold" officeooo:rsid="001ee129" officeooo:paragraph-rsid="001ee129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Table_20_Contents">
      <style:text-properties fo:color="#55308d" loext:opacity="100%" fo:font-size="16pt" fo:font-style="normal" style:text-underline-style="none" fo:font-weight="bold" officeooo:rsid="0022c456" officeooo:paragraph-rsid="0022c456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Table_20_Contents">
      <style:text-properties fo:color="#55308d" loext:opacity="100%" fo:font-size="16pt" fo:font-style="normal" style:text-underline-style="none" fo:font-weight="bold" officeooo:rsid="0022f8c7" officeooo:paragraph-rsid="0022f8c7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Table_20_Contents">
      <style:text-properties fo:color="#b2b2b2" loext:opacity="100%" fo:font-size="12pt" fo:font-weight="normal" officeooo:rsid="001ee129" officeooo:paragraph-rsid="001ee129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fo:color="#b2b2b2" loext:opacity="100%" fo:font-size="12pt" fo:font-weight="normal" officeooo:rsid="001f94ce" officeooo:paragraph-rsid="001f94ce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fo:font-variant="normal" fo:text-transform="none" fo:color="#ffffff" loext:opacity="100%" fo:font-size="12pt" fo:letter-spacing="normal" fo:font-weight="normal" officeooo:rsid="001f94ce" officeooo:paragraph-rsid="001f94ce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fo:color="#b2b2b2" loext:opacity="100%" fo:font-size="12pt" fo:font-weight="normal" officeooo:rsid="001f94ce" officeooo:paragraph-rsid="00213794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fo:font-variant="normal" fo:text-transform="none" fo:color="#ffffff" loext:opacity="100%" fo:font-size="12pt" fo:letter-spacing="normal" fo:font-weight="normal" officeooo:rsid="001f94ce" officeooo:paragraph-rsid="00213794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fo:color="#b2b2b2" loext:opacity="100%" fo:font-size="12pt" fo:font-weight="normal" officeooo:rsid="001ee129" officeooo:paragraph-rsid="001ef0fa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fo:color="#b2b2b2" loext:opacity="100%" fo:font-size="12pt" fo:font-weight="normal" officeooo:rsid="001ef0fa" officeooo:paragraph-rsid="001ef0fa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fo:font-size="12pt" style:font-size-asian="12pt" style:font-size-complex="12pt"/>
    </style:style>
    <style:style style:name="P12" style:family="paragraph" style:parent-style-name="Table_20_Contents">
      <style:text-properties fo:font-size="12pt" officeooo:rsid="001ef0fa" officeooo:paragraph-rsid="001ef0fa" style:font-size-asian="12pt" style:font-size-complex="12pt"/>
    </style:style>
    <style:style style:name="P13" style:family="paragraph" style:parent-style-name="Table_20_Contents">
      <style:text-properties fo:font-size="12pt" officeooo:rsid="002085fd" officeooo:paragraph-rsid="002085fd" style:font-size-asian="12pt" style:font-size-complex="12pt"/>
    </style:style>
    <style:style style:name="P14" style:family="paragraph" style:parent-style-name="Standard">
      <style:text-properties officeooo:paragraph-rsid="0022f8c7"/>
    </style:style>
    <style:style style:name="P15" style:family="paragraph" style:parent-style-name="Table_20_Contents">
      <style:text-properties fo:font-size="12pt" officeooo:rsid="001f94ce" officeooo:paragraph-rsid="001f94ce" style:font-size-asian="12pt" style:font-size-complex="12pt"/>
    </style:style>
    <style:style style:name="P16" style:family="paragraph" style:parent-style-name="Standard">
      <style:text-properties officeooo:rsid="0022c456" officeooo:paragraph-rsid="0022c456"/>
    </style:style>
    <style:style style:name="T1" style:family="text">
      <style:text-properties officeooo:rsid="0022c456"/>
    </style:style>
    <style:style style:name="T2" style:family="text">
      <style:text-properties fo:color="#000000" loext:opacity="100%" fo:font-size="12pt" style:font-size-asian="12pt" style:font-size-complex="12pt"/>
    </style:style>
    <style:style style:name="T3" style:family="text">
      <style:text-properties officeooo:rsid="002085fd"/>
    </style:style>
    <style:style style:name="T4" style:family="text">
      <style:text-properties style:text-position="super 58%"/>
    </style:style>
    <style:style style:name="T5" style:family="text">
      <style:text-properties officeooo:rsid="00213794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voiceNovemberCreekPen" table:style-name="InvoiceNovemberCreekPen">
        <table:table-column table:style-name="InvoiceNovemberCreekPen.A"/>
        <table:table-column table:style-name="InvoiceNovemberCreekPen.B"/>
        <table:table-column table:style-name="InvoiceNovemberCreekPen.C"/>
        <table:table-column table:style-name="InvoiceNovemberCreekPen.D"/>
        <table:table-row>
          <table:table-cell table:style-name="InvoiceNovemberCreekPen.A1" office:value-type="string">
            <text:p text:style-name="P1">O<text:span text:style-name="T1">RDER NUMBER</text:span></text:p>
          </table:table-cell>
          <table:table-cell table:style-name="InvoiceNovemberCreekPen.A1" office:value-type="string">
            <text:p text:style-name="P2">AMOUNT</text:p>
            <text:p text:style-name="P2"/>
          </table:table-cell>
          <table:table-cell table:style-name="InvoiceNovemberCreekPen.A1" office:value-type="string">
            <text:p text:style-name="P2">DATE</text:p>
          </table:table-cell>
          <table:table-cell table:style-name="InvoiceNovemberCreekPen.A1" office:value-type="string">
            <text:p text:style-name="P3">Paid<text:span text:style-name="T2">(status)</text:span> </text:p>
          </table:table-cell>
        </table:table-row>
        <table:table-row>
          <table:table-cell table:style-name="InvoiceNovemberCreekPen.A1" office:value-type="string">
            <text:p text:style-name="P4">515</text:p>
          </table:table-cell>
          <table:table-cell table:style-name="InvoiceNovemberCreekPen.A1" office:value-type="string">
            <text:p text:style-name="P4">6000 <text:span text:style-name="T3">+ 1000</text:span></text:p>
          </table:table-cell>
          <table:table-cell table:style-name="InvoiceNovemberCreekPen.A1" office:value-type="string">
            <text:p text:style-name="P5">24<text:span text:style-name="T4">th</text:span> <text:span text:style-name="T5">Oct</text:span></text:p>
          </table:table-cell>
          <table:table-cell table:style-name="InvoiceNovemberCreekPen.A1" office:value-type="string">
            <text:p text:style-name="P6">✔</text:p>
          </table:table-cell>
        </table:table-row>
        <table:table-row>
          <table:table-cell table:style-name="InvoiceNovemberCreekPen.A1" office:value-type="string">
            <text:p text:style-name="P4">507</text:p>
          </table:table-cell>
          <table:table-cell table:style-name="InvoiceNovemberCreekPen.A1" office:value-type="string">
            <text:p text:style-name="P4">6300</text:p>
          </table:table-cell>
          <table:table-cell table:style-name="InvoiceNovemberCreekPen.A1" office:value-type="string">
            <text:p text:style-name="P7">20<text:span text:style-name="T4">th</text:span>, <text:span text:style-name="T5">Oct</text:span></text:p>
          </table:table-cell>
          <table:table-cell table:style-name="InvoiceNovemberCreekPen.A1" office:value-type="string">
            <text:p text:style-name="P8">✔</text:p>
          </table:table-cell>
        </table:table-row>
        <table:table-row>
          <table:table-cell table:style-name="InvoiceNovemberCreekPen.A1" office:value-type="string">
            <text:p text:style-name="P9">JY1018-02</text:p>
          </table:table-cell>
          <table:table-cell table:style-name="InvoiceNovemberCreekPen.A1" office:value-type="string">
            <text:p text:style-name="P10">4750</text:p>
          </table:table-cell>
          <table:table-cell table:style-name="InvoiceNovemberCreekPen.A1" office:value-type="string">
            <text:p text:style-name="P7">19<text:span text:style-name="T4">th</text:span>, <text:span text:style-name="T5">Oct</text:span></text:p>
          </table:table-cell>
          <table:table-cell table:style-name="InvoiceNovemberCreekPen.A1" office:value-type="string">
            <text:p text:style-name="P8">✔</text:p>
          </table:table-cell>
        </table:table-row>
        <table:table-row>
          <table:table-cell table:style-name="InvoiceNovemberCreekPen.A1" office:value-type="string">
            <text:p text:style-name="P10">503</text:p>
          </table:table-cell>
          <table:table-cell table:style-name="InvoiceNovemberCreekPen.A1" office:value-type="string">
            <text:p text:style-name="P4">4050 + 1450</text:p>
          </table:table-cell>
          <table:table-cell table:style-name="InvoiceNovemberCreekPen.A1" office:value-type="string">
            <text:p text:style-name="P7">15<text:span text:style-name="T4">th</text:span>, <text:span text:style-name="T5">Oct</text:span></text:p>
          </table:table-cell>
          <table:table-cell table:style-name="InvoiceNovemberCreekPen.A1" office:value-type="string">
            <text:p text:style-name="P8">✔</text:p>
          </table:table-cell>
        </table:table-row>
        <table:table-row table:style-name="InvoiceNovemberCreekPen.6">
          <table:table-cell table:style-name="InvoiceNovemberCreekPen.A1" office:value-type="string">
            <text:p text:style-name="P11">AssignmentYvonneAC2</text:p>
          </table:table-cell>
          <table:table-cell table:style-name="InvoiceNovemberCreekPen.A1" office:value-type="string">
            <text:p text:style-name="P12">3000</text:p>
          </table:table-cell>
          <table:table-cell table:style-name="InvoiceNovemberCreekPen.A1" office:value-type="string">
            <text:p text:style-name="P13">12<text:span text:style-name="T4">th</text:span> Oct</text:p>
          </table:table-cell>
          <table:table-cell table:style-name="InvoiceNovemberCreekPen.A1" office:value-type="string">
            <text:p text:style-name="P14"><text:a xlink:type="simple" xlink:href="https://www.google.com/search?sca_esv=f66f7fdd57388f5a&amp;sxsrf=ADLYWILrmWGf8Q7YKunIGq1Aaxzn0ikz5Q:1731589749392&amp;q=What+is+this+symbol+❌%3F&amp;sa=X&amp;ved=2ahUKEwjX4KK_8tuJAxUH_QIHHW4bNH4Qzmd6BAgfEAY" text:style-name="Internet_20_link" text:visited-style-name="Visited_20_Internet_20_Link"><text:span text:style-name="T6">❌</text:span></text:a></text:p>
          </table:table-cell>
        </table:table-row>
        <table:table-row table:style-name="InvoiceNovemberCreekPen.7">
          <table:table-cell table:style-name="InvoiceNovemberCreekPen.A1" office:value-type="string">
            <text:p text:style-name="P11">Xhw1027-04</text:p>
          </table:table-cell>
          <table:table-cell table:style-name="InvoiceNovemberCreekPen.A1" office:value-type="string">
            <text:p text:style-name="P12">5500</text:p>
          </table:table-cell>
          <table:table-cell table:style-name="InvoiceNovemberCreekPen.A1" office:value-type="string">
            <text:p text:style-name="P15">27<text:span text:style-name="T4">th</text:span> Oct </text:p>
          </table:table-cell>
          <table:table-cell table:style-name="InvoiceNovemberCreekPen.A1" office:value-type="string">
            <text:p text:style-name="P14"><text:a xlink:type="simple" xlink:href="https://www.google.com/search?sca_esv=f66f7fdd57388f5a&amp;sxsrf=ADLYWILrmWGf8Q7YKunIGq1Aaxzn0ikz5Q:1731589749392&amp;q=What+is+this+symbol+❌%3F&amp;sa=X&amp;ved=2ahUKEwjX4KK_8tuJAxUH_QIHHW4bNH4Qzmd6BAgfEAY" text:style-name="Internet_20_link" text:visited-style-name="Visited_20_Internet_20_Link"><text:span text:style-name="T6">❌</text:span></text:a></text:p>
          </table:table-cell>
        </table:table-row>
      </table:table>
      <text:p text:style-name="Standard"/>
      <text:p text:style-name="P16">BAL: <text:span text:style-name="T7">Ksh. 8000</text:span></text:p>
      <text:p text:style-name="P16"><text:span text:style-name="T7"/></text:p>
      <text:p text:style-name="P14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15:21:19.804233028</meta:creation-date>
    <dc:date>2024-11-14T16:12:30.290711983</dc:date>
    <meta:editing-duration>PT17M17S</meta:editing-duration>
    <meta:editing-cycles>4</meta:editing-cycles>
    <meta:generator>LibreOffice/24.8.2.1$Linux_X86_64 LibreOffice_project/480$Build-1</meta:generator>
    <meta:document-statistic meta:table-count="1" meta:image-count="0" meta:object-count="0" meta:page-count="1" meta:paragraph-count="29" meta:word-count="42" meta:character-count="192" meta:non-whitespace-character-count="177"/>
  </office:meta>
</office:document-meta>
</file>